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9347e" officeooo:paragraph-rsid="0009347e" style:font-size-asian="14pt" style:font-size-complex="14pt"/>
    </style:style>
    <style:style style:name="P3" style:family="paragraph" style:parent-style-name="Standard">
      <style:text-properties fo:font-size="14pt" officeooo:paragraph-rsid="000a8153" style:font-size-asian="14pt" style:font-size-complex="14pt"/>
    </style:style>
    <style:style style:name="P4" style:family="paragraph" style:parent-style-name="Standard">
      <style:text-properties fo:font-size="14pt" officeooo:paragraph-rsid="0008afb9" style:font-size-asian="14pt" style:font-size-complex="14pt"/>
    </style:style>
    <style:style style:name="P5" style:family="paragraph" style:parent-style-name="Standard">
      <style:text-properties fo:font-size="14pt" officeooo:paragraph-rsid="000c722c" style:font-size-asian="14pt" style:font-size-complex="14pt"/>
    </style:style>
    <style:style style:name="P6" style:family="paragraph" style:parent-style-name="Standard">
      <style:text-properties fo:font-size="14pt" officeooo:rsid="000c722c" officeooo:paragraph-rsid="000c722c" style:font-size-asian="14pt" style:font-size-complex="14pt"/>
    </style:style>
    <style:style style:name="P7" style:family="paragraph" style:parent-style-name="Standard">
      <style:text-properties fo:font-size="14pt" officeooo:rsid="000c722c" officeooo:paragraph-rsid="000efbcf" style:font-size-asian="14pt" style:font-size-complex="14pt"/>
    </style:style>
    <style:style style:name="P8" style:family="paragraph" style:parent-style-name="Standard">
      <style:text-properties fo:font-size="14pt" officeooo:rsid="000e54c5" officeooo:paragraph-rsid="000e54c5" style:font-size-asian="14pt" style:font-size-complex="14pt"/>
    </style:style>
    <style:style style:name="P9" style:family="paragraph" style:parent-style-name="Standard">
      <style:text-properties fo:font-size="14pt" officeooo:rsid="000e54c5" officeooo:paragraph-rsid="000efbcf" style:font-size-asian="14pt" style:font-size-complex="14pt"/>
    </style:style>
    <style:style style:name="P10" style:family="paragraph" style:parent-style-name="Standard">
      <style:text-properties fo:font-size="14pt" officeooo:paragraph-rsid="000efbcf" style:font-size-asian="14pt" style:font-size-complex="14pt"/>
    </style:style>
    <style:style style:name="T1" style:family="text">
      <style:text-properties officeooo:rsid="000a8153"/>
    </style:style>
    <style:style style:name="T2" style:family="text">
      <style:text-properties officeooo:rsid="000c722c"/>
    </style:style>
    <style:style style:name="T3" style:family="text">
      <style:text-properties officeooo:rsid="000e54c5"/>
    </style:style>
    <style:style style:name="T4" style:family="text">
      <style:text-properties officeooo:rsid="000ef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Schema <text:s text:c="2"/>------------------------------</text:p>
      <text:p text:style-name="P2"/>
      <text:p text:style-name="P2"/>
      <text:p text:style-name="P3">{ </text:p>
      <text:p text:style-name="P3"><text:s/><text:span text:style-name="T3">userI</text:span>d: <text:span text:style-name="T1">user</text:span>Id, </text:p>
      <text:p text:style-name="P3"><text:s/>firstName: String, </text:p>
      <text:p text:style-name="P3"><text:s text:c="2"/>lastName: String</text:p>
      <text:p text:style-name="P3">email: String, </text:p>
      <text:p text:style-name="P3"><text:s/>password: String, </text:p>
      <text:p text:style-name="P3">dateOfBirth: Date, </text:p>
      <text:p text:style-name="P3"><text:s/><text:span text:style-name="T2">residence</text:span>:[ { </text:p>
      <text:p text:style-name="P3"><text:s/>houseNumber: String, </text:p>
      <text:p text:style-name="P3">city: String, </text:p>
      <text:p text:style-name="P3"><text:s/>postalCode: String, </text:p>
      <text:p text:style-name="P3"><text:s/>country: String </text:p>
      <text:p text:style-name="P3">} ], </text:p>
      <text:p text:style-name="P3"><text:s/>phoneNumber: String, </text:p>
      <text:p text:style-name="P3"><text:s/>profileImage: String, </text:p>
      <text:p text:style-name="P3">createdAt: Date, </text:p>
      <text:p text:style-name="P3"><text:s/>updatedAt: Date </text:p>
      <text:p text:style-name="P3"><text:s/>}</text:p>
      <text:p text:style-name="P1"/>
      <text:p text:style-name="P1"/>
      <text:p text:style-name="P1"/>
      <text:p text:style-name="P1"/>
      <text:p text:style-name="P1"/>
      <text:p text:style-name="P1"/>
      <text:p text:style-name="P4">session_collection <text:s/>-------------------------------------------</text:p>
      <text:p text:style-name="P4"/>
      <text:p text:style-name="P3">{ </text:p>
      <text:p text:style-name="P3">"session_id": "session_id", </text:p>
      <text:p text:style-name="P4"><text:s/>"userId": "user_id", </text:p>
      <text:p text:style-name="P4">"token": "session_token", </text:p>
      <text:p text:style-name="P4">"expiresAt": ("date") </text:p>
      <text:p text:style-name="P4"><text:s/>}</text:p>
      <text:p text:style-name="P4"/>
      <text:p text:style-name="P4"/>
      <text:p text:style-name="P10">// comment schema <text:s/>---------------------------------------</text:p>
      <text:p text:style-name="P10"/>
      <text:p text:style-name="P10">{ <text:s/><text:span text:style-name="T3">userI</text:span>d: user_id, </text:p>
      <text:p text:style-name="P9">commentId = comment_id </text:p>
      <text:p text:style-name="P10">postId: user_id, </text:p>
      <text:p text:style-name="P10">‘ <text:span text:style-name="T3">secU</text:span>serId: user_id, </text:p>
      <text:p text:style-name="P10"><text:s/>content: String, </text:p>
      <text:p text:style-name="P10"><text:s/>createdAt: Date, </text:p>
      <text:p text:style-name="P10"><text:soft-page-break/><text:s/>updatedAt: Date </text:p>
      <text:p text:style-name="P10">} </text:p>
      <text:p text:style-name="P10"/>
      <text:p text:style-name="P10"/>
      <text:p text:style-name="P10"/>
      <text:p text:style-name="P10">// likes schema <text:s/>-------------------------------------------------</text:p>
      <text:p text:style-name="P10"/>
      <text:p text:style-name="P10"><text:s/>{ </text:p>
      <text:p text:style-name="P10"><text:span text:style-name="T3">userI</text:span>d: user_id, </text:p>
      <text:p text:style-name="P10">postId: <text:span text:style-name="T3">post</text:span>_id, </text:p>
      <text:p text:style-name="P10"><text:span text:style-name="T3">secU</text:span>serId: user_id, </text:p>
      <text:p text:style-name="P10"><text:s/>createdAt: Date </text:p>
      <text:p text:style-name="P7">}</text:p>
      <text:p text:style-name="P10"/>
      <text:p text:style-name="P4"/>
      <text:p text:style-name="P4"/>
      <text:p text:style-name="P4"/>
      <text:p text:style-name="P4">post_collection <text:s/>--------------------------------------------</text:p>
      <text:p text:style-name="P4"/>
      <text:p text:style-name="P4"><text:s/>{ </text:p>
      <text:p text:style-name="P4">"post_id":"post_id", </text:p>
      <text:p text:style-name="P4">"userId": "user_id", </text:p>
      <text:p text:style-name="P4"><text:s/>"content": "<text:span text:style-name="T4">String</text:span>", </text:p>
      <text:p text:style-name="P4">"createdAt": "DATE", </text:p>
      <text:p text:style-name="P4"><text:s/>"actions": [ </text:p>
      <text:p text:style-name="P4"/>
      <text:p text:style-name="P4"><text:s/>{ <text:s/>"userId":"user_id", </text:p>
      <text:p text:style-name="P4"/>
      <text:p text:style-name="P4"><text:s text:c="2"/>"comment_Id":"comment_id", </text:p>
      <text:p text:style-name="P4"><text:s text:c="2"/>"type": "comment", </text:p>
      <text:p text:style-name="P4"><text:s/>"content": " <text:span text:style-name="T4">String</text:span>", </text:p>
      <text:p text:style-name="P4">createdAt": "DATE " </text:p>
      <text:p text:style-name="P4"><text:s/>}, </text:p>
      <text:p text:style-name="P4"><text:s/>{ </text:p>
      <text:p text:style-name="P4"><text:s/>"userId":"user_id", </text:p>
      <text:p text:style-name="P4"><text:s/>"type": "like", </text:p>
      <text:p text:style-name="P4">"createdAt": "DATE" <text:s/>} ] }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0:48:57.445742814</meta:creation-date>
    <dc:date>2023-07-17T17:09:06.396133477</dc:date>
    <meta:editing-duration>PT4H3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118" meta:character-count="1181" meta:non-whitespace-character-count="1031"/>
  </office:meta>
</office:document-meta>
</file>